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3">
      <style:paragraph-properties fo:margin-left="0.5in" fo:margin-right="0in" fo:text-align="start" style:justify-single-word="false"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align="start" style:justify-single-word="false" fo:text-indent="0in" style:auto-text-indent="false"/>
    </style:style>
    <style:style style:name="P13" style:family="paragraph" style:parent-style-name="Standard">
      <style:paragraph-properties fo:margin-left="0.5in" fo:margin-right="0in" fo:text-indent="0.5in" style:auto-text-indent="false"/>
    </style:style>
    <style:style style:name="P14" style:family="paragraph" style:parent-style-name="Standard">
      <style:paragraph-properties fo:margin-left="0.5in" fo:margin-right="0in" fo:text-align="start" style:justify-single-word="false" fo:text-indent="0.5in" style:auto-text-indent="false"/>
    </style:style>
    <style:style style:name="P15" style:family="paragraph" style:parent-style-name="Standard">
      <style:paragraph-properties fo:margin-left="1in" fo:margin-right="0in" fo:text-indent="0.5in" style:auto-text-indent="false"/>
    </style:style>
    <style:style style:name="P16" style:family="paragraph" style:parent-style-name="Standard">
      <style:paragraph-properties fo:margin-left="1in" fo:margin-right="0in" fo:text-align="start" style:justify-single-word="false" fo:text-indent="0.5in" style:auto-text-indent="false"/>
    </style:style>
    <style:style style:name="P17" style:family="paragraph" style:parent-style-name="Standard" style:master-page-name="Standard">
      <style:paragraph-properties fo:text-align="center" style:justify-single-word="false" style:page-number="1"/>
    </style:style>
    <style:style style:name="T1" style:family="text">
      <style:text-properties fo:font-size="30pt" fo:font-weight="bold" style:font-size-asian="30pt" style:font-weight-asian="bold" style:font-size-complex="30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Configuration files patterns</text:span></text:p>
      <text:p text:style-name="P2"/>
      <text:p text:style-name="P3">All the configuration files on this IOC project follows JSON data representation pattern. On this document is described all 3 different configuration file patterns found on this project. </text:p>
      <text:p text:style-name="P2"/>
      <text:p text:style-name="P1"><text:span text:style-name="T2">Rooms configuration file pattern </text:span></text:p>
      <text:p text:style-name="Standard"/>
      <text:p text:style-name="Standard">{</text:p>
      <text:p text:style-name="Standard"><text:tab/>“rooms”: [&lt;List of room elements&gt;]</text:p>
      <text:p text:style-name="Standard">}</text:p>
      <text:p text:style-name="Standard"/>
      <text:list xml:id="list1330762960" text:style-name="WWNum2">
        <text:list-item>
          <text:p text:style-name="P7">Room element</text:p>
        </text:list-item>
      </text:list>
      <text:p text:style-name="P11"/>
      <text:p text:style-name="P11">{</text:p>
      <text:p text:style-name="P11"><text:tab/>“id”:&lt;room ID&gt;,</text:p>
      <text:p text:style-name="P11"><text:tab/>“name”:&lt;room Name&gt;,</text:p>
      <text:p text:style-name="P13">“switches”: [&lt;List of switch elements&gt;]</text:p>
      <text:p text:style-name="P11">}</text:p>
      <text:p text:style-name="P11"/>
      <text:list xml:id="list4245325204" text:style-name="WWNum1">
        <text:list-item>
          <text:p text:style-name="P8">Switch element</text:p>
        </text:list-item>
      </text:list>
      <text:p text:style-name="P11"/>
      <text:p text:style-name="Standard"><text:tab/>{</text:p>
      <text:p text:style-name="Standard"><text:tab/><text:tab/>“ip”:&lt;switch IP&gt;</text:p>
      <text:p text:style-name="Standard"><text:tab/>}</text:p>
      <text:p text:style-name="P4"/>
      <text:p text:style-name="Standard"/>
      <text:p text:style-name="P1"><text:soft-page-break/><text:span text:style-name="T2">Switches configuration file pattern for the IOC with REST API login authentication </text:span></text:p>
      <text:p text:style-name="P3"/>
      <text:p text:style-name="P3"/>
      <text:p text:style-name="P3"/>
      <text:p text:style-name="P3">{</text:p>
      <text:p text:style-name="P3"><text:tab/>“switches”: [&lt;List of switch elements&gt;]</text:p>
      <text:p text:style-name="P3">}</text:p>
      <text:p text:style-name="P3"/>
      <text:list xml:id="list864443500" text:style-name="WWNum3">
        <text:list-item>
          <text:p text:style-name="P9">Switch element</text:p>
        </text:list-item>
      </text:list>
      <text:p text:style-name="P3"/>
      <text:p text:style-name="P12">{</text:p>
      <text:p text:style-name="P12"><text:tab/>“login_data”:</text:p>
      <text:p text:style-name="P14">{</text:p>
      <text:p text:style-name="P12"><text:tab/><text:tab/>“ip”:&lt;switch IP&gt;,</text:p>
      <text:p text:style-name="P16">“port”:&lt;service port&gt;,</text:p>
      <text:p text:style-name="P16">“username”:&lt;switch authentication username&gt;</text:p>
      <text:p text:style-name="P16">“password”:&lt;switch authentication password&gt; </text:p>
      <text:p text:style-name="P12"><text:tab/>},</text:p>
      <text:p text:style-name="P12"><text:tab/>{</text:p>
      <text:p text:style-name="P12"><text:tab/>“devices”:[&lt;List of device elements&gt;]</text:p>
      <text:p text:style-name="P12"><text:tab/>}</text:p>
      <text:p text:style-name="P12">}</text:p>
      <text:p text:style-name="P3"/>
      <text:list xml:id="list41855599767020" text:continue-numbering="true" text:style-name="WWNum3">
        <text:list-item>
          <text:p text:style-name="P10">Device element</text:p>
        </text:list-item>
      </text:list>
      <text:p text:style-name="P11"/>
      <text:p text:style-name="P3"><text:span text:style-name="T2"><text:tab/></text:span>{</text:p>
      <text:p text:style-name="P11"><text:soft-page-break/><text:tab/>“name”:&lt;device name/part of PV name respective to device name &gt;</text:p>
      <text:p text:style-name="P11"><text:tab/>“port”:&lt;switch port which device is attached&gt;</text:p>
      <text:p text:style-name="P11">}</text:p>
      <text:p text:style-name="P5"/>
      <text:p text:style-name="P5"/>
      <text:p text:style-name="P1"><text:span text:style-name="T2">Switches configuration file pattern for the IOC without REST API login authentication</text:span></text:p>
      <text:p text:style-name="P6"/>
      <text:p text:style-name="Standard">The configuration file for either the IOC code that performs the REST API login authentication and the one that doesn’t are almost the same. The difference between the patterns is the absence of the “username” and “password” elements from the “devices” section of each “switch” register. <text:s text:c="2"/></text:p>
      <text:p text:style-name="Standard"/>
      <text:p text:style-name="Standard"/>
      <text:p text:style-name="Standard"/>
      <text:p text:style-name="Standard"/>
      <text:p text:style-name="Standard"/>
      <text:p text:style-name="Standard">{</text:p>
      <text:p text:style-name="Standard"><text:tab/>“switches”: [&lt;List of switch elements&gt;]</text:p>
      <text:p text:style-name="Standard">}</text:p>
      <text:p text:style-name="Standard"/>
      <text:list xml:id="list41856369746546" text:continue-numbering="true" text:style-name="WWNum3">
        <text:list-item>
          <text:p text:style-name="P10">Switch element</text:p>
        </text:list-item>
      </text:list>
      <text:p text:style-name="Standard"/>
      <text:p text:style-name="P11">{</text:p>
      <text:p text:style-name="P11"><text:tab/>“login_data”:</text:p>
      <text:p text:style-name="P13">{</text:p>
      <text:p text:style-name="P11"><text:tab/><text:tab/>“ip”: &lt;switch IP&gt;,</text:p>
      <text:p text:style-name="P15">“port”:&lt;service port&gt;,</text:p>
      <text:p text:style-name="P11"><text:tab/>},</text:p>
      <text:p text:style-name="P11"><text:tab/>{</text:p>
      <text:p text:style-name="P11"><text:soft-page-break/><text:tab/>“devices”:[&lt;List of device elements&gt;]</text:p>
      <text:p text:style-name="P11"><text:tab/>}</text:p>
      <text:p text:style-name="P11">}</text:p>
      <text:p text:style-name="Standard"/>
      <text:list xml:id="list41857603628918" text:continue-numbering="true" text:style-name="WWNum3">
        <text:list-item>
          <text:p text:style-name="P10">Device element</text:p>
        </text:list-item>
      </text:list>
      <text:p text:style-name="P11"/>
      <text:p text:style-name="Standard"><text:span text:style-name="T2"><text:tab/></text:span>{</text:p>
      <text:p text:style-name="P11"><text:tab/>“name”:&lt;device name/part of PV name respective to device name &gt;</text:p>
      <text:p text:style-name="P11"><text:tab/>“port”:&lt;switch port which device is attached&gt;</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59" meta:word-count="232" meta:character-count="1534" meta:non-whitespace-character-count="1331"/>
    <meta:generator>LibreOfficeDev/6.0.5.2$Linux_X86_64 LibreOffice_project/</meta:generator>
  </office:meta>
</office:document-meta>
</file>